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4.39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5">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6">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7">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8">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7">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7">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6">00/00/0000</text:date>, <text:time style:data-style-name="N2" text:time-value="10:46:51.361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5T06:39:59.815000000</dc:date>
    <meta:editing-duration>P11DT4H30M29S</meta:editing-duration>
    <meta:editing-cycles>248</meta:editing-cycles>
    <dc:description>Translation file for Lah-Mboh Mod</dc:description>
    <dc:rights>Perkedel Technologies</dc:rights>
    <dc:title>Lah-Mboh Doom mod translation</dc:title>
    <meta:document-statistic meta:table-count="1" meta:cell-count="442" meta:object-count="0"/>
  </office:meta>
</office:document-meta>
</file>